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Museos</text:p>
          </table:table-cell>
          <table:table-cell table:number-columns-repeated="2"/>
          <table:table-cell office:value-type="string" calcext:value-type="string">
            <text:p>Salas de Cine</text:p>
          </table:table-cell>
          <table:table-cell table:number-columns-repeated="2"/>
          <table:table-cell office:value-type="string" calcext:value-type="string">
            <text:p>Bibliotecas Populare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d_Lo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- Cod_Lo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od_Loc</text:p>
          </table:table-cell>
          <table:table-cell table:number-columns-repeated="2"/>
          <table:table-cell office:value-type="string" calcext:value-type="string">
            <text:p>o cod_localid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dProvinci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 - IdProvincia.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Provincia</text:p>
          </table:table-cell>
          <table:table-cell table:number-columns-repeated="2"/>
          <table:table-cell office:value-type="string" calcext:value-type="string">
            <text:p>o id_provinci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dDepartament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 - IdDepartament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dDepartamento</text:p>
          </table:table-cell>
          <table:table-cell table:number-columns-repeated="2"/>
          <table:table-cell office:value-type="string" calcext:value-type="string">
            <text:p>o id_departament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bservacione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 - Observacione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bservacion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tegoria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 - Categoría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tegoría</text:p>
          </table:table-cell>
          <table:table-cell table:number-columns-repeated="2"/>
          <table:table-cell office:value-type="string" calcext:value-type="string">
            <text:p>o categorí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bcategoria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Subcategoria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vinci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5 - Provincia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rovincia</text:p>
          </table:table-cell>
          <table:table-cell table:number-columns-repeated="2"/>
          <table:table-cell office:value-type="string" calcext:value-type="string">
            <text:p>o provincia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6 - Departamento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epartamento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ocalidad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7 - Localidad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ocalidad</text:p>
          </table:table-cell>
          <table:table-cell table:number-columns-repeated="2"/>
          <table:table-cell office:value-type="string" calcext:value-type="string">
            <text:p>o localida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mb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8 - Nombre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ombre</text:p>
          </table:table-cell>
          <table:table-cell table:number-columns-repeated="2"/>
          <table:table-cell office:value-type="string" calcext:value-type="string">
            <text:p>o nombr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reccion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9 - Direcció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omicilio</text:p>
          </table:table-cell>
          <table:table-cell table:number-columns-repeated="2"/>
          <table:table-cell office:value-type="string" calcext:value-type="string">
            <text:p>o domicili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s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 - Piso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iso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P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1 - CP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P</text:p>
          </table:table-cell>
          <table:table-cell table:number-columns-repeated="2"/>
          <table:table-cell office:value-type="string" calcext:value-type="string">
            <text:p>o código post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d_are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2 - cod_area,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od_tel</text:p>
          </table:table-cell>
          <table:table-cell table:number-columns-repeated="2"/>
          <table:table-cell office:value-type="string" calcext:value-type="string">
            <text:p>o número de teléfon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lefono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13 - teléfono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eléfono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il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14 - Mail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ail</text:p>
          </table:table-cell>
          <table:table-cell table:number-columns-repeated="2"/>
          <table:table-cell office:value-type="string" calcext:value-type="string">
            <text:p>o mai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eb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15 - Web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Web</text:p>
          </table:table-cell>
          <table:table-cell table:number-columns-repeated="2"/>
          <table:table-cell office:value-type="string" calcext:value-type="string">
            <text:p>o we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atitu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16 - Información adicional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nformación adicional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ongitud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17 - Latitud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Latitud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ipoLatitudLongitud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18 - Longitud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Longitud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fo_adicional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9 - TipoLatitudLongitud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ipoLatitudLongitud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uent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20 - Fuente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Fuente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urisdiccion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1 - tipo_gestion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ipo_gestion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ño_inauguracion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2 - Pantalla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ño_inicio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ctualizacion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23 - Butaca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ño_actualizaci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24 - espacio_INCA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25 - año_actualizacio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6">00/00/0000</text:date>, <text:time style:data-style-name="N2" text:time-value="12:28:12.40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1T18:09:56.729000000</meta:creation-date>
    <dc:date>2022-07-26T14:50:46.276000000</dc:date>
    <meta:editing-duration>PT2H21M27S</meta:editing-duration>
    <meta:editing-cycles>3</meta:editing-cycles>
    <meta:generator>LibreOffice/7.1.1.2$Windows_X86_64 LibreOffice_project/fe0b08f4af1bacafe4c7ecc87ce55bb426164676</meta:generator>
    <meta:document-statistic meta:table-count="1" meta:cell-count="165" meta:object-count="0"/>
  </office:meta>
</office:document-meta>
</file>